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justify" style:justify-single-word="false"/>
      <style:text-properties style:font-name="Arial"/>
    </style:style>
    <style:style style:name="T1" style:family="text">
      <style:text-properties style:font-name="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es Hobbes give the sovereign too much power?</text:p>
      <text:p text:style-name="P2"/>
      <text:p text:style-name="P3">I can think of no clearer way of beginning my response to this question than with this succinct answer: Yes. Leviathan is the doctrine of an authoritarian with Hobbes himself drunk on the power available to his sovereign. To elucidate my abrupt opening answer I will first outline Hobbes argument in Leviathan<text:note text:id="ftn1" text:note-class="footnote"><text:note-citation>1</text:note-citation><text:note-body><text:p text:style-name="Footnote">Throughout this essay I will reference pages in Leviathan to the Penguin Classics Hobbes, T. (1985) edition of the book in simple parenthesis.</text:p></text:note-body></text:note>, giving an account of his interpretation of the human condition and how his solution of an absolute sovereign is conjured into being. I will then examine the power available to the sovereign before demonstrating that there are no limits to the power of this Leviathan in part two. In the third part of this essay I will examine the sanitisation of Hobbes and hope to further the argument of Tarlton<text:note text:id="ftn0" text:note-class="footnote"><text:note-citation>2</text:note-citation><text:note-body><text:p text:style-name="Footnote">Tarlton, C.D. (2001) provides a through examination of, what he terms, 'The Liberalization of Leviathan' in Part 1 of 'The Despotical Doctrine of Hobbes'</text:p></text:note-body></text:note>.</text:p>
      <text:p text:style-name="P3"/>
      <text:p text:style-name="P3">Hobbes wrote to define the “matter, forme and power of a common-wealth”<text:note text:id="ftn2" text:note-class="footnote"><text:note-citation>3</text:note-citation><text:note-body><text:p text:style-name="Footnote">The subtitle of Leviathan as shown on the title plate of Hobbes, T. (1985)</text:p></text:note-body></text:note>. In the thought experiment he conducts to examine each of these aspects he shows himself as a proto-psychologist and sociologist as well as a political philosopher. His psychology of the human condition, the 'matter' of a common-wealth<text:note text:id="ftn3" text:note-class="footnote"><text:note-citation>4</text:note-citation><text:note-body><text:p text:style-name="Footnote">I have understood the <text:span text:style-name="T1">“matter, forme and power” Hobbes speaks as psychology, sociology and political philosophy respectively.</text:span></text:p></text:note-body></text:note>, forms the first part of Leviathan. In summary, Hobbes is a pessimist in his view of humanity. While he shows that humans have an innate desire for peace<text:note text:id="ftn4" text:note-class="footnote"><text:note-citation>5</text:note-citation><text:note-body><text:p text:style-name="Footnote">“That every man, ought to endeavour Peace” is one of Hobbes's Natual Laws (p190)</text:p></text:note-body></text:note>, his evaluation of our psychology concludes a capacity for violence and murder and a paramount desire for self-preservation<text:note text:id="ftn5" text:note-class="footnote"><text:note-citation>6</text:note-citation><text:note-body><text:p text:style-name="Footnote">“The Second, the summe of the Right of Nature; which is By all means we can, to defend our selves.” (p190)</text:p></text:note-body></text:note>.</text:p>
      <text:p text:style-name="P3"/>
      <text:p text:style-name="P3">Hobbes is equally as pessimistic about human beings conduct in interacting with each other. His sociology is one of individualism, with humans having “no pleasure, (but on the contrary a greate deale of griefe) in keeping company” (p185) with each other. His only nod to any sort of collectivism comes in describing humankind's escape from the <text:s/>desperate world Hobbes envisages which I will now outline. One of Hobbes's purposes in writing Leviathan was to show the need for 'government' so his thought experiment removes external restraint on an individual human being in order ascertain if there is a need for what he dismantles.</text:p>
      <text:p text:style-name="P3"/>
      <text:p text:style-name="P3">Hobbes's depiction of human existence is a life dominated by the competition for resources needed to sustain life. Hobbes's rational deductions lead him to arrive at a 'state of nature' where all humans live with complete liberty. Without constraint, that which was provided by the dismantled edifice of government, humans live with a perpetual fear of experiencing violence at the hands of another human in competition for the resources needed to stay aliv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text:number-lines="false" text:line-number="0"/>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initial-creator>Rob Dyke</meta:initial-creator>
    <meta:creation-date>2006-10-29T10:19:23</meta:creation-date>
    <dc:creator>Rob Dyke</dc:creator>
    <dc:date>2006-10-29T20:59:51</dc:date>
    <dc:language>en-GB</dc:language>
    <meta:editing-cycles>4</meta:editing-cycles>
    <meta:editing-duration>PT6H53M0S</meta:editing-duration>
    <meta:user-defined meta:name="Info 1"/>
    <meta:user-defined meta:name="Info 2"/>
    <meta:user-defined meta:name="Info 3"/>
    <meta:user-defined meta:name="Info 4"/>
    <meta:document-statistic meta:table-count="0" meta:image-count="0" meta:object-count="0" meta:page-count="2" meta:paragraph-count="11" meta:word-count="518" meta:character-count="3117"/>
  </office:meta>
</office:document-meta>
</file>